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marker-end-width="0.406cm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1.913cm"/>
    </style:style>
    <style:style style:name="gr12" style:family="graphic" style:parent-style-name="standard">
      <style:graphic-properties draw:marker-end="Arrow" draw:textarea-vertical-align="middle"/>
    </style:style>
    <style:style style:name="gr13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dash" draw:stroke-dash="Fine_20_Dashed" draw:fill="none" draw:textarea-vertical-align="middle"/>
    </style:style>
    <style:style style:name="gr17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0" style:family="graphic" style:parent-style-name="standard">
      <style:graphic-properties draw:stroke="dash" draw:stroke-dash="Fine_20_Dashe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text-align="center"/>
    </style:style>
    <style:style style:name="P3" style:family="paragraph">
      <style:paragraph-properties fo:margin-top="0cm" fo:margin-bottom="0cm"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794cm" svg:height="5.588cm" svg:x="8.239cm" svg:y="1.254cm">
          <text:p text:style-name="P1">IMU</text:p>
          <text:p text:style-name="P1"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2.794cm" svg:height="5.842cm" svg:x="17.129cm" svg:y="1.508cm">
          <text:p text:style-name="P1">RFID</text:p>
          <text:p text:style-name="P1"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048cm" svg:height="4.191cm" svg:x="8.366cm" svg:y="9.382cm">
          <text:p text:style-name="P1">IMU</text:p>
          <text:p text:style-name="P1">Pose</text:p>
          <text:p text:style-name="P1">extr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3.175cm" svg:height="4.445cm" svg:x="15.478cm" svg:y="9.509cm">
          <text:p text:style-name="P1">RFID</text:p>
          <text:p text:style-name="P1">Pose</text:p>
          <text:p text:style-name="P1">Extr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2.921cm" svg:height="4.953cm" svg:x="3.667cm" svg:y="1.508cm">
          <text:p text:style-name="P1">IMU</text:p>
          <text:p text:style-name="P1">Sim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302cm" svg:height="4.826cm" svg:x="12.938cm" svg:y="1.889cm">
          <text:p text:style-name="P1">RFID</text:p>
          <text:p text:style-name="P1">Sim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13.589cm" svg:height="10.795cm" svg:x="4.048cm" svg:y="15.9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54cm" svg:height="4.318cm" svg:x="1.524cm" svg:y="9.382cm">
          <text:p text:style-name="P1">Pose</text:p>
          <text:p text:style-name="P1">Sim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.127cm" svg:y1="6.461cm" svg:x2="9.89cm" svg:y2="9.382cm" draw:start-shape="id1" draw:start-glue-point="2" draw:end-shape="id2" draw:end-glue-point="0" svg:d="m5127 6461v1460h4763v1461" svg:viewBox="0 0 4764 2922">
          <text:p/>
        </draw:connector>
        <draw:connector draw:style-name="gr3" draw:text-style-name="P1" draw:layer="layout" svg:x1="9.636cm" svg:y1="6.842cm" svg:x2="9.89cm" svg:y2="9.382cm" draw:start-shape="id3" draw:start-glue-point="2" draw:end-shape="id2" draw:end-glue-point="0" svg:d="m9636 6842v1270h254v1270" svg:viewBox="0 0 255 2541">
          <text:p/>
        </draw:connector>
        <draw:connector draw:style-name="gr3" draw:text-style-name="P1" draw:layer="layout" svg:x1="14.589cm" svg:y1="6.715cm" svg:x2="17.065cm" svg:y2="9.509cm" draw:start-shape="id4" draw:start-glue-point="2" draw:end-shape="id5" draw:end-glue-point="0" svg:d="m14589 6715v1397h2476v1397" svg:viewBox="0 0 2477 2795">
          <text:p/>
        </draw:connector>
        <draw:connector draw:style-name="gr3" draw:text-style-name="P1" draw:layer="layout" svg:x1="18.526cm" svg:y1="7.35cm" svg:x2="17.065cm" svg:y2="9.509cm" draw:start-shape="id6" draw:start-glue-point="2" draw:end-shape="id5" draw:end-glue-point="0" svg:d="m18526 7350v1080h-1461v1079" svg:viewBox="0 0 1462 2160">
          <text:p/>
        </draw:connector>
        <draw:connector draw:style-name="gr3" draw:text-style-name="P1" draw:layer="layout" svg:x1="3.294cm" svg:y1="13.7cm" svg:x2="10.842cm" svg:y2="15.986cm" draw:start-shape="id7" draw:start-glue-point="2" draw:end-shape="id8" draw:end-glue-point="0" svg:d="m3294 13700v1143h7548v1143" svg:viewBox="0 0 7549 2287">
          <text:p/>
        </draw:connector>
        <draw:connector draw:style-name="gr3" draw:text-style-name="P1" draw:layer="layout" svg:x1="9.89cm" svg:y1="13.573cm" svg:x2="10.842cm" svg:y2="15.986cm" draw:start-shape="id2" draw:start-glue-point="2" draw:end-shape="id8" draw:end-glue-point="0" svg:d="m9890 13573v1206h952v1207" svg:viewBox="0 0 953 2414">
          <text:p/>
        </draw:connector>
        <draw:connector draw:style-name="gr3" draw:text-style-name="P1" draw:layer="layout" svg:x1="17.065cm" svg:y1="13.954cm" svg:x2="10.842cm" svg:y2="15.986cm" draw:start-shape="id5" draw:start-glue-point="2" draw:end-shape="id8" draw:end-glue-point="0" svg:d="m17065 13954v1016h-6223v1016" svg:viewBox="0 0 6224 2033">
          <text:p/>
        </draw:connector>
        <draw:custom-shape draw:style-name="gr4" draw:text-style-name="P1" draw:layer="layout" svg:width="5.588cm" svg:height="3.048cm" svg:x="8.239cm" svg:y="15.9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5" draw:text-style-name="P3" draw:layer="layout" svg:width="19.05cm" svg:height="9.779cm" svg:x="-3.445cm" svg:y="1.635cm">
          <text:p text:style-name="P2"><text:span text:style-name="T1">Signal</text:span></text:p>
          <text:p text:style-name="P2"><text:span text:style-name="T1">Processor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1.684cm" svg:height="5.969cm" svg:x="3.54cm" svg:y="4.683cm">
          <text:p text:style-name="P1">Single</text:p>
          <text:p text:style-name="P1">Data Stream</text:p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8.128cm" svg:height="11.811cm" svg:x="21.066cm" svg:y="-4.2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0" draw:id="id10" draw:layer="layout" svg:width="5.08cm" svg:height="2.667cm" svg:x="22.717cm" svg:y="4.556cm">
          <text:p text:style-name="P1">Sensor</text:p>
          <text:p text:style-name="P1">Strea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6" draw:id="id16" draw:layer="layout" svg:width="5.588cm" svg:height="4.191cm" svg:x="22.463cm" svg:y="-3.318cm">
          <text:p text:style-name="P1">Sensor</text:p>
          <text:p text:style-name="P1">Stream</text:p>
          <text:p text:style-name="P1">Reader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29.384cm" svg:y1="9.636cm" svg:x2="25.257cm" svg:y2="7.223cm" draw:start-shape="id9" draw:start-glue-point="0" draw:end-shape="id10" draw:end-glue-point="2" svg:d="m29384 9636v-1207h-4127v-1206" svg:viewBox="0 0 4128 2414">
          <text:p/>
        </draw:connector>
        <draw:frame draw:style-name="gr11" draw:layer="layout" svg:width="2.413cm" svg:height="1.651cm" svg:x="29.702cm" svg:y="1.635cm">
          <draw:text-box>
            <text:p>IPC</text:p>
          </draw:text-box>
        </draw:frame>
        <draw:custom-shape draw:style-name="gr1" draw:text-style-name="P1" xml:id="id9" draw:id="id9" draw:layer="layout" svg:width="4.191cm" svg:height="2.413cm" svg:x="27.289cm" svg:y="9.636cm">
          <text:p text:style-name="P1">Raw data</text:p>
          <text:p text:style-name="P1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32.75cm" svg:y1="6.715cm" svg:x2="31.48cm" svg:y2="10.842cm" draw:start-shape="id11" draw:start-glue-point="2" draw:end-shape="id9" draw:end-glue-point="1" svg:d="m32750 6715v4127h-1270" svg:viewBox="0 0 1271 4128">
          <text:p/>
        </draw:connector>
        <draw:custom-shape draw:style-name="gr13" draw:text-style-name="P1" xml:id="id13" draw:id="id13" draw:layer="layout" svg:width="3.937cm" svg:height="2.921cm" svg:x="10.906cm" svg:y="7.096cm">
          <text:p text:style-name="P1">Signal</text:p>
          <text:p text:style-name="P1">Filter</text:p>
          <text:p text:style-name="P1"><text:s/>(denois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6.096cm" svg:height="3.81cm" svg:x="18.272cm" svg:y="9.001cm">
          <text:p text:style-name="P1">Current data</text:p>
          <text:p text:style-name="P1">Buffer</text:p>
          <text:p text:style-name="P1">(view of a subset</text:p>
          <text:p text:style-name="P1">of the raw</text:p>
          <text:p text:style-name="P1">data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7.256cm" svg:y1="21.193cm" svg:x2="20.939cm" svg:y2="13.192cm">
          <text:p/>
        </draw:line>
        <draw:custom-shape draw:style-name="gr15" draw:text-style-name="P1" draw:layer="layout" svg:width="6.477cm" svg:height="3.175cm" svg:x="11.16cm" svg:y="22.209cm">
          <text:p text:style-name="P1">Stores/offers all</text:p>
          <text:p text:style-name="P1">Data points needed</text:p>
          <text:p text:style-name="P1">For local filtering </text:p>
          <draw:enhanced-geometry svg:viewBox="0 0 21600 21600" draw:type="rectangle" draw:enhanced-path="M 0 0 L 21600 0 21600 21600 0 21600 0 0 Z N"/>
        </draw:custom-shape>
        <draw:custom-shape draw:style-name="gr13" draw:text-style-name="P1" xml:id="id15" draw:id="id15" draw:layer="layout" svg:width="4.318cm" svg:height="3.048cm" svg:x="4.048cm" svg:y="6.969cm">
          <text:p text:style-name="P1">Signal</text:p>
          <text:p text:style-name="P1">Filter</text:p>
          <text:p text:style-name="P1">(derivativ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24.368cm" svg:y1="10.906cm" svg:x2="27.289cm" svg:y2="10.842cm" draw:start-shape="id12" draw:start-glue-point="1" draw:end-shape="id9" draw:end-glue-point="3" svg:d="m24368 10906h1461v-64h1460" svg:viewBox="0 0 2922 65">
          <text:p/>
        </draw:connector>
        <draw:custom-shape draw:style-name="gr15" draw:text-style-name="P1" draw:layer="layout" svg:width="7.366cm" svg:height="4.064cm" svg:x="22.717cm" svg:y="16.748cm">
          <text:p text:style-name="P1">Poll for newest data.</text:p>
          <text:p text:style-name="P1">Need to prevent 100%</text:p>
          <text:p text:style-name="P1">CPU load!</text:p>
          <text:p text:style-name="P1">Only a view,</text:p>
          <text:p text:style-name="P1">No copy of data!!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6.781cm" svg:y1="16.24cm" svg:x2="25.892cm" svg:y2="11.16cm">
          <text:p/>
        </draw:line>
        <draw:custom-shape draw:style-name="gr1" draw:text-style-name="P1" xml:id="id14" draw:id="id14" draw:layer="layout" svg:width="5.207cm" svg:height="3.302cm" svg:x="10.271cm" svg:y="13.065cm">
          <text:p text:style-name="P1">Filtered sensor</text:p>
          <text:p text:style-name="P1">Data buffer</text:p>
          <text:p text:style-name="P1">(accelerat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21.32cm" svg:y1="9.001cm" svg:x2="14.843cm" svg:y2="8.556cm" draw:start-shape="id12" draw:start-glue-point="0" draw:end-shape="id13" draw:end-glue-point="1" svg:d="m21320 9001v-501h-4762v56h-1715" svg:viewBox="0 0 6478 502">
          <text:p/>
        </draw:connector>
        <draw:connector draw:style-name="gr12" draw:text-style-name="P1" draw:layer="layout" svg:x1="12.874cm" svg:y1="10.017cm" svg:x2="12.874cm" svg:y2="13.065cm" draw:start-shape="id13" draw:start-glue-point="2" draw:end-shape="id14" draw:end-glue-point="0" svg:d="m12874 10017v3048" svg:viewBox="0 0 1 3049">
          <text:p/>
        </draw:connector>
        <draw:connector draw:style-name="gr12" draw:text-style-name="P1" draw:layer="layout" svg:x1="10.271cm" svg:y1="14.716cm" svg:x2="8.366cm" svg:y2="8.493cm" draw:start-shape="id14" draw:start-glue-point="3" draw:end-shape="id15" draw:end-glue-point="1" svg:d="m10271 14716h-952v-6223h-953" svg:viewBox="0 0 1906 6224">
          <text:p/>
        </draw:connector>
        <draw:custom-shape draw:style-name="gr1" draw:text-style-name="P1" xml:id="id17" draw:id="id17" draw:layer="layout" svg:width="4.826cm" svg:height="3.302cm" svg:x="3.794cm" svg:y="13.065cm">
          <text:p text:style-name="P1">Derived data</text:p>
          <text:p text:style-name="P1">buffer</text:p>
          <text:p text:style-name="P1">(velocit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" draw:layer="layout" svg:x1="20.431cm" svg:y1="2.905cm" svg:x2="31.226cm" svg:y2="2.905cm">
          <text:p/>
        </draw:line>
        <draw:connector draw:style-name="gr12" draw:text-style-name="P1" draw:layer="layout" svg:x1="25.257cm" svg:y1="4.556cm" svg:x2="25.257cm" svg:y2="0.873cm" draw:start-shape="id10" draw:start-glue-point="0" draw:end-shape="id16" draw:end-glue-point="2" svg:d="m25257 4556v-3683" svg:viewBox="0 0 1 3684">
          <text:p/>
        </draw:connector>
        <draw:custom-shape draw:style-name="gr17" draw:text-style-name="P1" xml:id="id11" draw:id="id11" draw:layer="layout" svg:width="4.826cm" svg:height="2.413cm" svg:x="30.337cm" svg:y="4.302cm">
          <text:p text:style-name="P1">Dri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7.129cm" svg:y1="-3.699cm" svg:x2="20.558cm" svg:y2="-2.937cm">
          <text:p/>
        </draw:line>
        <draw:custom-shape draw:style-name="gr15" draw:text-style-name="P1" draw:layer="layout" svg:width="5.461cm" svg:height="2.032cm" svg:x="11.541cm" svg:y="-4.461cm">
          <text:p text:style-name="P1">Optional</text:p>
          <text:p text:style-name="P1">(for visualization)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6.207cm" svg:y1="10.017cm" svg:x2="6.207cm" svg:y2="13.065cm" draw:start-shape="id15" draw:start-glue-point="2" draw:end-shape="id17" draw:end-glue-point="0" svg:d="m6207 10017v3048" svg:viewBox="0 0 1 3049">
          <text:p/>
        </draw:connector>
        <draw:custom-shape draw:style-name="gr6" draw:text-style-name="P1" draw:layer="layout" svg:width="5.207cm" svg:height="5.969cm" svg:x="-2.81cm" svg:y="4.556cm">
          <text:p text:style-name="P1">Joint</text:p>
          <text:p text:style-name="P1">Data Streams</text:p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18" draw:id="id18" draw:layer="layout" svg:width="4.064cm" svg:height="2.921cm" svg:x="-2.175cm" svg:y="6.969cm">
          <text:p text:style-name="P1">Signal</text:p>
          <text:p text:style-name="P1">Filter</text:p>
          <text:p text:style-name="P1">(derivativ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3.794cm" svg:y1="14.716cm" svg:x2="1.889cm" svg:y2="8.429cm" draw:start-shape="id17" draw:start-glue-point="3" draw:end-shape="id18" draw:end-glue-point="1" svg:d="m3794 14716h-952v-6287h-953" svg:viewBox="0 0 1906 6288">
          <text:p/>
        </draw:connector>
        <draw:custom-shape draw:style-name="gr1" draw:text-style-name="P1" xml:id="id19" draw:id="id19" draw:layer="layout" svg:width="4.572cm" svg:height="3.302cm" svg:x="-2.429cm" svg:y="13.192cm">
          <text:p text:style-name="P1">Derived data</text:p>
          <text:p text:style-name="P1">(pos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-0.143cm" svg:y1="9.89cm" svg:x2="-0.143cm" svg:y2="13.192cm" draw:start-shape="id18" draw:start-glue-point="2" draw:end-shape="id19" draw:end-glue-point="0" svg:d="m-143 9890v3302" svg:viewBox="0 0 1 3303">
          <text:p/>
        </draw:connector>
        <draw:custom-shape draw:style-name="gr15" draw:text-style-name="P1" draw:layer="layout" svg:width="6.477cm" svg:height="3.175cm" svg:x="-9.16cm" svg:y="21.955cm">
          <text:p text:style-name="P1">Probably no buffer</text:p>
          <text:p text:style-name="P1">needed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-4.588cm" svg:y1="21.574cm" svg:x2="0.619cm" svg:y2="16.748cm">
          <text:p/>
        </draw:line>
        <draw:custom-shape draw:style-name="gr7" draw:text-style-name="P1" draw:layer="layout" svg:width="19.939cm" svg:height="8.763cm" svg:x="-24.273cm" svg:y="10.0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20" draw:id="id20" draw:layer="layout" svg:width="5.08cm" svg:height="3.048cm" svg:x="-11.319cm" svg:y="13.319cm">
          <text:p text:style-name="P1">Sensor</text:p>
          <text:p text:style-name="P1">Strea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21" draw:id="id21" draw:layer="layout" svg:width="5.461cm" svg:height="4.318cm" svg:x="-22.622cm" svg:y="12.684cm">
          <text:p text:style-name="P1">Sensor</text:p>
          <text:p text:style-name="P1">Stream</text:p>
          <text:p text:style-name="P1">Reader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" draw:layer="layout" svg:x1="-14.748cm" svg:y1="8.747cm" svg:x2="-14.748cm" svg:y2="19.542cm">
          <text:p/>
        </draw:line>
        <draw:connector draw:style-name="gr12" draw:text-style-name="P1" draw:layer="layout" svg:x1="-11.319cm" svg:y1="14.843cm" svg:x2="-17.161cm" svg:y2="14.843cm" draw:start-shape="id20" draw:start-glue-point="3" draw:end-shape="id21" draw:end-glue-point="1" svg:d="m-11319 14843h-5842" svg:viewBox="0 0 5843 1">
          <text:p/>
        </draw:connector>
        <draw:line draw:style-name="gr14" draw:text-style-name="P1" draw:layer="layout" svg:x1="-4.842cm" svg:y1="0cm" svg:x2="-2.175cm" svg:y2="4.937cm">
          <text:p/>
        </draw:line>
        <draw:custom-shape draw:style-name="gr15" draw:text-style-name="P1" draw:layer="layout" svg:width="6.477cm" svg:height="3.175cm" svg:x="-11.954cm" svg:y="-2.302cm">
          <text:p text:style-name="P1">This is probably a lot</text:p>
          <text:p text:style-name="P1">More complicated!</text:p>
          <text:p text:style-name="P1">Take care of</text:p>
          <text:p text:style-name="P1">Gravitation etc. etc.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-2.429cm" svg:y1="14.843cm" svg:x2="-6.239cm" svg:y2="14.843cm" draw:start-shape="id19" draw:start-glue-point="3" draw:end-shape="id20" draw:end-glue-point="1" svg:d="m-2429 14843h-3810" svg:viewBox="0 0 3811 1">
          <text:p/>
        </draw:connector>
        <draw:frame draw:style-name="gr18" draw:layer="layout" svg:width="1.56cm" svg:height="0.962cm" svg:x="-16.816cm" svg:y="8.928cm">
          <draw:text-box>
            <text:p>IPC</text:p>
          </draw:text-box>
        </draw:frame>
        <draw:custom-shape draw:style-name="gr19" draw:text-style-name="P1" xml:id="id22" draw:id="id22" draw:layer="layout" svg:width="9.652cm" svg:height="21.968cm" svg:x="-34.814cm" svg:y="3.032cm">
          <text:p text:style-name="P1">Application</text:p>
          <text:p text:style-name="P1">Reacting to</text:p>
          <text:p text:style-name="P1">Po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-22.622cm" svg:y1="14.843cm" svg:x2="-25.162cm" svg:y2="14.016cm" draw:start-shape="id21" draw:start-glue-point="3" draw:end-shape="id22" draw:end-glue-point="1" svg:d="m-22622 14843h-1269v-827h-1271" svg:viewBox="0 0 2541 828">
          <text:p/>
        </draw:connector>
        <draw:connector draw:style-name="gr20" draw:text-style-name="P1" draw:layer="layout" draw:line-skew="0cm 1.784cm" svg:x1="-2.429cm" svg:y1="14.843cm" svg:x2="21.32cm" svg:y2="12.811cm" draw:start-shape="id19" draw:start-glue-point="3" draw:end-shape="id12" draw:end-glue-point="2" svg:d="m-2429 14843h-501v3937h24250v-5969" svg:viewBox="0 0 24251 5970">
          <text:p/>
        </draw:connector>
        <draw:custom-shape draw:style-name="gr15" draw:text-style-name="P1" draw:layer="layout" svg:width="7.493cm" svg:height="3.556cm" svg:x="0.873cm" svg:y="22.082cm">
          <text:p text:style-name="P1">Triggers new poll</text:p>
          <text:p text:style-name="P1">Of sensor readings</text:p>
          <text:p text:style-name="P1">(only if new available!)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5.445cm" svg:y1="21.701cm" svg:x2="6.969cm" svg:y2="19.1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rge Herber</meta:initial-creator>
    <meta:creation-date>2014-02-25T18:56:46</meta:creation-date>
    <dc:date>2014-02-26T15:25:45</dc:date>
    <dc:creator>Torge Herber</dc:creator>
    <meta:editing-duration>PT4H3M25S</meta:editing-duration>
    <meta:editing-cycles>6</meta:editing-cycles>
    <meta:generator>LibreOffice/4.0.2.2$Linux_X86_64 LibreOffice_project/400m0$Build-2</meta:generator>
    <meta:document-statistic meta:object-count="65"/>
  </office:meta>
</office:document-meta>
</file>